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5bcb9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5bcb9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officeooo:paragraph-rsid="0015bcb9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17ffef" officeooo:paragraph-rsid="0015bcb9" style:font-size-asian="8pt" style:font-size-complex="8pt"/>
    </style:style>
    <style:style style:name="P5" style:family="paragraph" style:parent-style-name="Standard">
      <style:text-properties officeooo:paragraph-rsid="0015bcb9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T1" style:family="text">
      <style:text-properties officeooo:rsid="0015bc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5a1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Bold">C</text:span><text:span text:style-name="Bold"><text:span text:style-name="T1">aso de uso &lt;</text:span></text:span><text:span text:style-name="Bold"><text:span text:style-name="T4">Nome do caso de uso</text:span></text:span><text:span text:style-name="Bold"><text:span text:style-name="T2">&gt;</text:span></text:span></text:p>
      <text:p text:style-name="Standard"/>
      <text:p text:style-name="P5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1">Criador(a)/Modificador(a)</text:p>
          </table:table-cell>
          <table:table-cell table:style-name="Tabela1.E1" office:value-type="string">
            <text:p text:style-name="P1">Revisor(a) </text:p>
          </table:table-cell>
        </table:table-row>
        <table:table-row>
          <table:table-cell table:style-name="Tabela1.A2" office:value-type="string">
            <text:p text:style-name="P3">11/09/202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3">Criação do documento</text:p>
          </table:table-cell>
          <table:table-cell table:style-name="Tabela1.A2" office:value-type="string">
            <text:p text:style-name="P3">Thiago Leite</text:p>
          </table:table-cell>
          <table:table-cell table:style-name="Tabela1.E2" office:value-type="string">
            <text:p text:style-name="P3">Mariana Cerigatto</text:p>
          </table:table-cell>
        </table:table-row>
        <table:table-row table:style-name="Tabela1.1">
          <table:table-cell table:style-name="Tabela1.A2" office:value-type="string">
            <text:p text:style-name="P3">12/09/2025</text:p>
          </table:table-cell>
          <table:table-cell table:style-name="Tabela1.A2" office:value-type="string">
            <text:p text:style-name="P4">1.1</text:p>
          </table:table-cell>
          <table:table-cell table:style-name="Tabela1.A2" office:value-type="string">
            <text:p text:style-name="P3">Melhorias nos Critérios de Aceitação, RNFs e Cenários</text:p>
          </table:table-cell>
          <table:table-cell table:style-name="Tabela1.A2" office:value-type="string">
            <text:p text:style-name="P3">Thiago Leite</text:p>
          </table:table-cell>
          <table:table-cell table:style-name="Tabela1.E2" office:value-type="string">
            <text:p text:style-name="P3">Mariana Cerigatto</text:p>
          </table:table-cell>
        </table:table-row>
      </table:table>
      <text:p text:style-name="P5"/>
      <text:p text:style-name="Standard"/>
      <text:p text:style-name="Standard"><text:span text:style-name="Bold">1. Nome do Caso de Uso</text:span></text:p>
      <text:p text:style-name="Standard"/>
      <text:p text:style-name="P6"><text:tab/>Realizar Pagamento</text:p>
      <text:p text:style-name="Standard"/>
      <text:p text:style-name="Standard"><text:span text:style-name="Bold">2. Objetivo</text:span></text:p>
      <text:p text:style-name="Standard"/>
      <text:p text:style-name="P6"><text:tab/>Este Caso de Uso tem como finalidade possibilitar que um usuário realize o pagamento on-line de seu pedido no site baratim.com.br.</text:p>
      <text:p text:style-name="Standard"/>
      <text:p text:style-name="Standard"><text:span text:style-name="Bold">3. Tipo de Caso de Uso</text:span></text:p>
      <text:p text:style-name="Standard"/>
      <text:p text:style-name="Standard"><text:tab/>Concreto.</text:p>
      <text:p text:style-name="Standard"/>
      <text:p text:style-name="Standard"><text:span text:style-name="Bold">4. Atores</text:span></text:p>
      <text:p text:style-name="Standard"/>
      <text:p text:style-name="Standard"><text:tab/>Ator Primário: usuário</text:p>
      <text:p text:style-name="Standard"/>
      <text:p text:style-name="Standard"><text:tab/>Ator Secundário: sistema de pagamento parceiro</text:p>
      <text:p text:style-name="Standard"/>
      <text:p text:style-name="Standard"><text:span text:style-name="Bold">5. Precondições</text:span></text:p>
      <text:p text:style-name="Standard"/>
      <text:list text:style-name="L1">
        <text:list-item>
          <text:p text:style-name="P8">O usuário deve estar autenticado no site;</text:p>
        </text:list-item>
        <text:list-item>
          <text:p text:style-name="P8">O carrinho de compras deve conter pelo menos um produto;</text:p>
        </text:list-item>
        <text:list-item>
          <text:p text:style-name="P8">O sistema de pagamento parceiro deve estar disponível.</text:p>
        </text:list-item>
      </text:list>
      <text:p text:style-name="Standard"/>
      <text:p text:style-name="Standard"><text:span text:style-name="Bold">6. Fluxo Principal</text:span></text:p>
      <text:p text:style-name="Standard"/>
      <text:p text:style-name="Standard"><text:tab/>O Caso de Uso se inicia no momento em que a pessoa usuária acessa o carrinho de compras e efetua os seguintes passos:</text:p>
      <text:p text:style-name="Standard"/>
      <text:p text:style-name="Standard"><text:span text:style-name="Bold"><text:tab/>P1.</text:span> O usuário seleciona a opção <text:span text:style-name="T2">Finalizar Compra</text:span>; (A1) (A2)</text:p>
      <text:p text:style-name="Standard"/>
      <text:p text:style-name="Standard"><text:span text:style-name="Bold"><text:tab/>P2.</text:span> O site solicita os dados de endereço do usuário; (RN01)</text:p>
      <text:p text:style-name="Standard"/>
      <text:p text:style-name="Standard"><text:span text:style-name="Bold"><text:tab/>P2.</text:span> O site exibe as opções de pagamento disponíveis; (RN02-a)</text:p>
      <text:p text:style-name="Standard"/>
      <text:p text:style-name="Standard"><text:span text:style-name="Bold"><text:tab/>P3.</text:span> O usuário escolhe o método de pagamento;</text:p>
      <text:p text:style-name="Standard"/>
      <text:p text:style-name="Standard"><text:span text:style-name="Bold"><text:tab/>P4.</text:span> O site apresenta os dados necessários para o pagamento selecionado; (RN02-b)</text:p>
      <text:p text:style-name="Standard"/>
      <text:p text:style-name="Standard"><text:span text:style-name="Bold"><text:tab/>P5.</text:span> O site valida as informações junto ao sistema de pagamento parceiro; (RN02-c) (E1) <text:tab/>(E2)</text:p>
      <text:p text:style-name="Standard"><text:soft-page-break/></text:p>
      <text:p text:style-name="Standard"><text:span text:style-name="Bold"><text:tab/>P6.</text:span> O software de pagamento parceiro realiza a transação;</text:p>
      <text:p text:style-name="Standard"/>
      <text:p text:style-name="Standard"><text:span text:style-name="Bold"><text:tab/>P7.</text:span> O site registra o pagamento;</text:p>
      <text:p text:style-name="Standard"/>
      <text:p text:style-name="Standard"><text:span text:style-name="Bold"><text:tab/>P8.</text:span> O site confirma a compra ao usuário com a exibição do comprovante em tela e <text:tab/>envia tal comprovante por e-mail; (RN03)</text:p>
      <text:p text:style-name="Standard"/>
      <text:p text:style-name="Standard"><text:span text:style-name="Bold"><text:tab/>P9.</text:span> O Caso de Uso é encerrado.</text:p>
      <text:p text:style-name="Standard"/>
      <text:p text:style-name="Standard"/>
      <text:p text:style-name="Standard"><text:span text:style-name="Bold">7. Fluxos Alternativos</text:span></text:p>
      <text:p text:style-name="Standard"/>
      <text:p text:style-name="Standard"><text:span text:style-name="Bold"><text:tab/>A1.</text:span> <text:span text:style-name="T3">Comprar mais produtos</text:span></text:p>
      <text:p text:style-name="Standard"/>
      <text:p text:style-name="Standard"><text:span text:style-name="Bold"><text:tab/>A1.1.</text:span> No passo P1, o usuário não seleciona a opção <text:span text:style-name="T2">Finalizar Compra</text:span> e retorna ao <text:tab/>site para visualizar mais produtos;</text:p>
      <text:p text:style-name="Standard"/>
      <text:p text:style-name="Standard"><text:span text:style-name="Bold"><text:tab/>A1.2</text:span>. O site não modifica os produtos do carrinho;</text:p>
      <text:p text:style-name="Standard"/>
      <text:p text:style-name="Standard"><text:span text:style-name="Bold"><text:tab/>A1.2</text:span>. O fluxo é direcionado para o passo <text:span text:style-name="Bold">P9</text:span>.</text:p>
      <text:p text:style-name="Standard"/>
      <text:p text:style-name="Standard"/>
      <text:p text:style-name="Standard"><text:span text:style-name="Bold"><text:tab/>A2.</text:span> <text:span text:style-name="T3">Desistir da compra</text:span></text:p>
      <text:p text:style-name="Standard"/>
      <text:p text:style-name="Standard"><text:span text:style-name="Bold"><text:tab/>A2.1.</text:span> No passo <text:span text:style-name="Bold">P1</text:span>, o usuário seleciona a opção <text:span text:style-name="T2">Esvaziar Carrinho</text:span>;</text:p>
      <text:p text:style-name="Standard"/>
      <text:p text:style-name="Standard"><text:span text:style-name="Bold"><text:tab/>A2.2.</text:span> O site exclui todos os produtos do carrinho e exibe a mensagem “Carrinho <text:tab/>vazio”;</text:p>
      <text:p text:style-name="Standard"/>
      <text:p text:style-name="Standard"><text:span text:style-name="Bold"><text:tab/>A2.2.</text:span> O fluxo é direcionado para o passo <text:span text:style-name="Bold">P9</text:span>.</text:p>
      <text:p text:style-name="Standard"/>
      <text:p text:style-name="Standard"><text:span text:style-name="Bold">8. Fluxos de erro</text:span></text:p>
      <text:p text:style-name="Standard"/>
      <text:p text:style-name="Standard"><text:span text:style-name="Bold"><text:tab/>E1.</text:span> <text:span text:style-name="T3">Dados inválidos</text:span></text:p>
      <text:p text:style-name="Standard"/>
      <text:p text:style-name="Standard"><text:span text:style-name="Bold"><text:tab/>E1.1.</text:span> No passo <text:span text:style-name="Bold">P5</text:span>, o sistema de pagamento parceiro detecta que os dados fornecidos de <text:tab/>acordo com a forma de pagamento são inválidos;</text:p>
      <text:p text:style-name="Standard"/>
      <text:p text:style-name="Standard"><text:span text:style-name="Bold"><text:tab/>E1.2.</text:span> O site exibe a mensagem de acordo com a regra RN02-c;</text:p>
      <text:p text:style-name="Standard"/>
      <text:p text:style-name="Standard"><text:span text:style-name="Bold"><text:tab/>E1.3.</text:span> O fluxo é direcionado para o passo <text:span text:style-name="Bold">P4</text:span>.</text:p>
      <text:p text:style-name="Standard"/>
      <text:p text:style-name="Standard"><text:span text:style-name="Bold"><text:tab/>E2.</text:span> <text:span text:style-name="T3">Sistema de pagamento parceiro off-line</text:span></text:p>
      <text:p text:style-name="Standard"/>
      <text:p text:style-name="Standard"><text:span text:style-name="Bold"><text:tab/>E2.1.</text:span> No passo <text:span text:style-name="Bold">P5</text:span>, o site detecta que o sistema de pagamento parceiro está off-line;</text:p>
      <text:p text:style-name="Standard"/>
      <text:p text:style-name="Standard"><text:span text:style-name="Bold"><text:tab/>E2.2.</text:span> O site exibe a mensagem “Impossível de realizar pagamento. Sistema de <text:tab/>pagamento off-line”;</text:p>
      <text:p text:style-name="Standard"/>
      <text:p text:style-name="Standard"><text:span text:style-name="Bold"><text:tab/>E2.3.</text:span> O fluxo é direcionado para o passo <text:span text:style-name="Bold">P9</text:span>.</text:p>
      <text:p text:style-name="Standard"/>
      <text:p text:style-name="Standard"><text:soft-page-break/><text:span text:style-name="Bold">9. Pós-condições</text:span></text:p>
      <text:p text:style-name="Standard"/>
      <text:list text:style-name="L2">
        <text:list-item>
          <text:p text:style-name="P9">O pagamento é registrado no site;</text:p>
        </text:list-item>
        <text:list-item>
          <text:p text:style-name="P9">O pedido muda de status para “Pago”;</text:p>
        </text:list-item>
        <text:list-item>
          <text:p text:style-name="P9">O usuário recebe confirmação por e-mail de seu pedido;</text:p>
        </text:list-item>
        <text:list-item>
          <text:p text:style-name="P9">O estoque deve ser atualizado, subtraindo as quantidades compradas dos produtos.</text:p>
        </text:list-item>
      </text:list>
      <text:p text:style-name="Standard"/>
      <text:p text:style-name="Standard"><text:span text:style-name="Bold">10. Requisitos Não Funcionais</text:span></text:p>
      <text:p text:style-name="Standard"/>
      <text:p text:style-name="Standard">RNF01 - Integração com sistemas externos.</text:p>
      <text:p text:style-name="Standard"/>
      <text:p text:style-name="Standard">RNF02 - Segurança do site e de integrações.</text:p>
      <text:p text:style-name="Standard"/>
      <text:p text:style-name="Standard"><text:span text:style-name="Bold">11. Ponto de Extensão</text:span></text:p>
      <text:p text:style-name="Standard"/>
      <text:p text:style-name="P7"><text:tab/>Utilizar Cupom de Desconto</text:p>
      <text:p text:style-name="Standard"/>
      <text:p text:style-name="Standard"><text:span text:style-name="Bold">12. Ponto de Inclusão</text:span></text:p>
      <text:p text:style-name="Standard"/>
      <text:p text:style-name="Standard"><text:tab/><text:span text:style-name="T2">Calcular Frete</text:span></text:p>
      <text:p text:style-name="Standard"/>
      <text:p text:style-name="Standard"><text:span text:style-name="Bold">15. Utilização</text:span></text:p>
      <text:p text:style-name="Standard"/>
      <text:p text:style-name="Standard"><text:tab/>Alta.</text:p>
      <text:p text:style-name="Standard"/>
      <text:p text:style-name="Standard"><text:span text:style-name="Bold">14. Considerações gerais</text:span></text:p>
      <text:p text:style-name="Standard"/>
      <text:p text:style-name="Standard"><text:tab/>Não aplicáv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8T14:02:28.223000000</dc:date>
    <meta:editing-duration>PT13M</meta:editing-duration>
    <meta:editing-cycles>5</meta:editing-cycles>
    <meta:document-statistic meta:table-count="1" meta:image-count="0" meta:object-count="0" meta:page-count="3" meta:paragraph-count="75" meta:word-count="509" meta:character-count="2999" meta:non-whitespace-character-count="2529"/>
  </office:meta>
</office:document-meta>
</file>